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686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color="#ff3333"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23.4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6.1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8.7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1.4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4.0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7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9.3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4.4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6.8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9.5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32.1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4.8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7.4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9.8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41.9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.6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7.2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42.7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5.4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8.0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34.1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138cm" svg:y="10.087cm">
          <draw:text-box>
            <text:p><text:span text:style-name="T4">sum: </text:span></text:p>
          </draw:text-box>
        </draw:frame>
        <draw:frame draw:style-name="gr6" draw:text-style-name="P4" draw:layer="layout" svg:width="2.102cm" svg:height="1.204cm" svg:x="35.338cm" svg:y="10.987cm">
          <draw:text-box>
            <text:p><text:span text:style-name="T4">min:</text:span></text:p>
          </draw:text-box>
        </draw:frame>
        <draw:custom-shape draw:style-name="gr5" draw:text-style-name="P5" xml:id="id2" draw:id="id2" draw:layer="layout" svg:width="5.603cm" svg:height="4.164cm" svg:x="19.2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0.238cm" svg:y="16.388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0.438cm" svg:y="17.288cm">
          <draw:text-box>
            <text:p><text:span text:style-name="T4">min: </text:span></text:p>
          </draw:text-box>
        </draw:frame>
        <draw:custom-shape draw:style-name="gr7" draw:text-style-name="P5" xml:id="id3" draw:id="id3" draw:layer="layout" svg:width="5.603cm" svg:height="4.164cm" svg:x="48.7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9.738cm" svg:y="16.3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9.938cm" svg:y="17.289cm">
          <draw:text-box>
            <text:p><text:span text:style-name="T4">min: </text:span></text:p>
          </draw:text-box>
        </draw:frame>
        <draw:custom-shape draw:style-name="gr8" draw:text-style-name="P5" xml:id="id4" draw:id="id4" draw:layer="layout" svg:width="5.603cm" svg:height="4.164cm" svg:x="11.9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938cm" svg:y="22.889cm">
          <draw:text-box>
            <text:p><text:span text:style-name="T4">sum: 13</text:span></text:p>
          </draw:text-box>
        </draw:frame>
        <draw:frame draw:style-name="gr6" draw:text-style-name="P4" draw:layer="layout" svg:width="3.093cm" svg:height="1.204cm" svg:x="13.138cm" svg:y="23.789cm">
          <draw:text-box>
            <text:p><text:span text:style-name="T4">min: -1</text:span></text:p>
          </draw:text-box>
        </draw:frame>
        <draw:custom-shape draw:style-name="gr5" draw:text-style-name="P5" xml:id="id5" draw:id="id5" draw:layer="layout" svg:width="5.603cm" svg:height="4.164cm" svg:x="26.6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7.638cm" svg:y="22.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7.838cm" svg:y="23.79cm">
          <draw:text-box>
            <text:p><text:span text:style-name="T4">min: </text:span></text:p>
          </draw:text-box>
        </draw:frame>
        <draw:custom-shape draw:style-name="gr7" draw:text-style-name="P5" xml:id="id6" draw:id="id6" draw:layer="layout" svg:width="5.603cm" svg:height="4.164cm" svg:x="41.2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2.238cm" svg:y="22.8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2.438cm" svg:y="23.791cm">
          <draw:text-box>
            <text:p><text:span text:style-name="T4">min: </text:span></text:p>
          </draw:text-box>
        </draw:frame>
        <draw:custom-shape draw:style-name="gr7" draw:text-style-name="P5" xml:id="id7" draw:id="id7" draw:layer="layout" svg:width="5.603cm" svg:height="4.164cm" svg:x="56.0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7.038cm" svg:y="22.8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7.238cm" svg:y="23.792cm">
          <draw:text-box>
            <text:p><text:span text:style-name="T4">min: </text:span></text:p>
          </draw:text-box>
        </draw:frame>
        <draw:custom-shape draw:style-name="gr8" draw:text-style-name="P5" xml:id="id8" draw:id="id8" draw:layer="layout" svg:width="5.603cm" svg:height="4.164cm" svg:x="8.2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9.238cm" svg:y="29.29cm">
          <draw:text-box>
            <text:p><text:span text:style-name="T4">sum: 9</text:span></text:p>
          </draw:text-box>
        </draw:frame>
        <draw:frame draw:style-name="gr6" draw:text-style-name="P4" draw:layer="layout" svg:width="3.093cm" svg:height="1.204cm" svg:x="9.438cm" svg:y="30.19cm">
          <draw:text-box>
            <text:p><text:span text:style-name="T4">min: -1</text:span></text:p>
          </draw:text-box>
        </draw:frame>
        <draw:custom-shape draw:style-name="gr8" draw:text-style-name="P5" xml:id="id9" draw:id="id9" draw:layer="layout" svg:width="5.603cm" svg:height="4.164cm" svg:x="15.8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16.838cm" svg:y="29.291cm">
          <draw:text-box>
            <text:p><text:span text:style-name="T4">sum: 4</text:span></text:p>
          </draw:text-box>
        </draw:frame>
        <draw:frame draw:style-name="gr6" draw:text-style-name="P4" draw:layer="layout" svg:width="2.809cm" svg:height="1.204cm" svg:x="17.038cm" svg:y="30.191cm">
          <draw:text-box>
            <text:p><text:span text:style-name="T4">min: 4</text:span></text:p>
          </draw:text-box>
        </draw:frame>
        <draw:custom-shape draw:style-name="gr8" draw:text-style-name="P5" xml:id="id12" draw:id="id12" draw:layer="layout" svg:width="5.603cm" svg:height="4.164cm" svg:x="23.0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753cm" svg:height="1.204cm" svg:x="24.038cm" svg:y="29.291cm">
          <draw:text-box>
            <text:p><text:span text:style-name="T4">sum: 12 </text:span></text:p>
          </draw:text-box>
        </draw:frame>
        <draw:frame draw:style-name="gr6" draw:text-style-name="P4" draw:layer="layout" svg:width="3.279cm" svg:height="1.204cm" svg:x="24.238cm" svg:y="30.191cm">
          <draw:text-box>
            <text:p><text:span text:style-name="T4">min: 12</text:span></text:p>
          </draw:text-box>
        </draw:frame>
        <draw:custom-shape draw:style-name="gr5" draw:text-style-name="P5" xml:id="id13" draw:id="id13" draw:layer="layout" svg:width="5.603cm" svg:height="4.164cm" svg:x="30.6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1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1.838cm" svg:y="30.192cm">
          <draw:text-box>
            <text:p><text:span text:style-name="T4">min: </text:span></text:p>
          </draw:text-box>
        </draw:frame>
        <draw:custom-shape draw:style-name="gr7" draw:text-style-name="P5" xml:id="id14" draw:id="id14" draw:layer="layout" svg:width="5.603cm" svg:height="4.164cm" svg:x="37.6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8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8.838cm" svg:y="30.192cm">
          <draw:text-box>
            <text:p><text:span text:style-name="T4">min: </text:span></text:p>
          </draw:text-box>
        </draw:frame>
        <draw:custom-shape draw:style-name="gr7" draw:text-style-name="P5" xml:id="id17" draw:id="id17" draw:layer="layout" svg:width="5.603cm" svg:height="4.164cm" svg:x="45.2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6.2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6.438cm" svg:y="30.193cm">
          <draw:text-box>
            <text:p><text:span text:style-name="T4">min: </text:span></text:p>
          </draw:text-box>
        </draw:frame>
        <draw:custom-shape draw:style-name="gr7" draw:text-style-name="P5" xml:id="id18" draw:id="id18" draw:layer="layout" svg:width="5.603cm" svg:height="4.164cm" svg:x="52.6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3.6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3.838cm" svg:y="30.193cm">
          <draw:text-box>
            <text:p><text:span text:style-name="T4">min: </text:span></text:p>
          </draw:text-box>
        </draw:frame>
        <draw:custom-shape draw:style-name="gr7" draw:text-style-name="P5" xml:id="id19" draw:id="id19" draw:layer="layout" svg:width="5.603cm" svg:height="4.164cm" svg:x="60.2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1.238cm" svg:y="29.294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1.438cm" svg:y="30.194cm">
          <draw:text-box>
            <text:p><text:span text:style-name="T4">min: </text:span></text:p>
          </draw:text-box>
        </draw:frame>
        <draw:custom-shape draw:style-name="gr8" draw:text-style-name="P5" xml:id="id10" draw:id="id10" draw:layer="layout" svg:width="5.603cm" svg:height="4.164cm" svg:x="5.5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6.538cm" svg:y="35.591cm">
          <draw:text-box>
            <text:p><text:span text:style-name="T4">sum: -1</text:span></text:p>
          </draw:text-box>
        </draw:frame>
        <draw:frame draw:style-name="gr6" draw:text-style-name="P4" draw:layer="layout" svg:width="3.093cm" svg:height="1.204cm" svg:x="6.738cm" svg:y="36.491cm">
          <draw:text-box>
            <text:p><text:span text:style-name="T4">min: -1</text:span></text:p>
          </draw:text-box>
        </draw:frame>
        <draw:custom-shape draw:style-name="gr8" draw:text-style-name="P5" xml:id="id11" draw:id="id11" draw:layer="layout" svg:width="5.603cm" svg:height="4.164cm" svg:x="11.4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438cm" svg:y="35.592cm">
          <draw:text-box>
            <text:p><text:span text:style-name="T4">sum: 10</text:span></text:p>
          </draw:text-box>
        </draw:frame>
        <draw:frame draw:style-name="gr6" draw:text-style-name="P4" draw:layer="layout" svg:width="3.279cm" svg:height="1.204cm" svg:x="12.638cm" svg:y="36.492cm">
          <draw:text-box>
            <text:p><text:span text:style-name="T4">min: 10</text:span></text:p>
          </draw:text-box>
        </draw:frame>
        <draw:custom-shape draw:style-name="gr7" draw:text-style-name="P5" xml:id="id15" draw:id="id15" draw:layer="layout" svg:width="5.603cm" svg:height="4.164cm" svg:x="34.7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7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5.938cm" svg:y="36.492cm">
          <draw:text-box>
            <text:p><text:span text:style-name="T4">min: </text:span></text:p>
          </draw:text-box>
        </draw:frame>
        <draw:custom-shape draw:style-name="gr7" draw:text-style-name="P5" xml:id="id16" draw:id="id16" draw:layer="layout" svg:width="5.603cm" svg:height="4.164cm" svg:x="40.6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1.638cm" svg:y="35.5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1.838cm" svg:y="36.493cm">
          <draw:text-box>
            <text:p><text:span text:style-name="T4">min: </text:span></text:p>
          </draw:text-box>
        </draw:frame>
        <draw:connector draw:style-name="gr9" draw:text-style-name="P1" draw:layer="layout" draw:type="line" svg:x1="36.913cm" svg:y1="12.401cm" svg:x2="22.013cm" svg:y2="14.538cm" draw:start-shape="id1" draw:start-glue-point="6" draw:end-shape="id2" draw:end-glue-point="4" svg:d="M36913 12401l-14900 2137" svg:viewBox="0 0 14901 2138">
          <text:p/>
        </draw:connector>
        <draw:connector draw:style-name="gr9" draw:text-style-name="P1" draw:layer="layout" draw:type="line" svg:x1="36.913cm" svg:y1="12.401cm" svg:x2="51.513cm" svg:y2="14.539cm" draw:start-shape="id1" draw:start-glue-point="6" draw:end-shape="id3" draw:end-glue-point="4" svg:d="M36913 12401l14600 2138" svg:viewBox="0 0 14601 2139">
          <text:p/>
        </draw:connector>
        <draw:connector draw:style-name="gr9" draw:text-style-name="P1" draw:layer="layout" draw:type="line" svg:x1="22.013cm" svg:y1="18.702cm" svg:x2="14.713cm" svg:y2="21.039cm" draw:start-shape="id2" draw:start-glue-point="6" draw:end-shape="id4" draw:end-glue-point="4" svg:d="M22013 18702l-7300 2337" svg:viewBox="0 0 7301 2338">
          <text:p/>
        </draw:connector>
        <draw:connector draw:style-name="gr9" draw:text-style-name="P1" draw:layer="layout" draw:type="line" svg:x1="22.013cm" svg:y1="18.702cm" svg:x2="29.413cm" svg:y2="21.04cm" draw:start-shape="id2" draw:start-glue-point="6" draw:end-shape="id5" draw:end-glue-point="4" svg:d="M22013 18702l7400 2338" svg:viewBox="0 0 7401 2339">
          <text:p/>
        </draw:connector>
        <draw:connector draw:style-name="gr9" draw:text-style-name="P1" draw:layer="layout" draw:type="line" svg:x1="51.513cm" svg:y1="18.703cm" svg:x2="44.013cm" svg:y2="21.041cm" draw:start-shape="id3" draw:start-glue-point="6" draw:end-shape="id6" draw:end-glue-point="4" svg:d="M51513 18703l-7500 2338" svg:viewBox="0 0 7501 2339">
          <text:p/>
        </draw:connector>
        <draw:connector draw:style-name="gr9" draw:text-style-name="P1" draw:layer="layout" draw:type="line" svg:x1="51.513cm" svg:y1="18.703cm" svg:x2="58.813cm" svg:y2="21.042cm" draw:start-shape="id3" draw:start-glue-point="6" draw:end-shape="id7" draw:end-glue-point="4" svg:d="M51513 18703l7300 2339" svg:viewBox="0 0 7301 2340">
          <text:p/>
        </draw:connector>
        <draw:connector draw:style-name="gr9" draw:text-style-name="P1" draw:layer="layout" draw:type="line" svg:x1="14.713cm" svg:y1="25.203cm" svg:x2="11.013cm" svg:y2="27.44cm" draw:start-shape="id4" draw:start-glue-point="6" draw:end-shape="id8" draw:end-glue-point="4" svg:d="M14713 25203l-3700 2237" svg:viewBox="0 0 3701 2238">
          <text:p/>
        </draw:connector>
        <draw:connector draw:style-name="gr9" draw:text-style-name="P1" draw:layer="layout" draw:type="line" svg:x1="14.713cm" svg:y1="25.203cm" svg:x2="18.613cm" svg:y2="27.441cm" draw:start-shape="id4" draw:start-glue-point="6" draw:end-shape="id9" draw:end-glue-point="4" svg:d="M14713 25203l3900 2238" svg:viewBox="0 0 3901 2239">
          <text:p/>
        </draw:connector>
        <draw:connector draw:style-name="gr9" draw:text-style-name="P1" draw:layer="layout" draw:type="line" svg:x1="11.013cm" svg:y1="31.604cm" svg:x2="8.313cm" svg:y2="33.741cm" draw:start-shape="id8" draw:start-glue-point="6" draw:end-shape="id10" draw:end-glue-point="4" svg:d="M11013 31604l-2700 2137" svg:viewBox="0 0 2701 2138">
          <text:p/>
        </draw:connector>
        <draw:connector draw:style-name="gr9" draw:text-style-name="P1" draw:layer="layout" draw:type="line" svg:x1="11.013cm" svg:y1="31.604cm" svg:x2="14.213cm" svg:y2="33.742cm" draw:start-shape="id8" draw:start-glue-point="6" draw:end-shape="id11" draw:end-glue-point="4" svg:d="M11013 31604l3200 2138" svg:viewBox="0 0 3201 2139">
          <text:p/>
        </draw:connector>
        <draw:connector draw:style-name="gr9" draw:text-style-name="P1" draw:layer="layout" draw:type="line" svg:x1="29.413cm" svg:y1="25.204cm" svg:x2="25.813cm" svg:y2="27.441cm" draw:start-shape="id5" draw:start-glue-point="6" draw:end-shape="id12" draw:end-glue-point="4" svg:d="M29413 25204l-3600 2237" svg:viewBox="0 0 3601 2238">
          <text:p/>
        </draw:connector>
        <draw:connector draw:style-name="gr9" draw:text-style-name="P1" draw:layer="layout" draw:type="line" svg:x1="29.413cm" svg:y1="25.204cm" svg:x2="33.413cm" svg:y2="27.442cm" draw:start-shape="id5" draw:start-glue-point="6" draw:end-shape="id13" draw:end-glue-point="4" svg:d="M29413 25204l4000 2238" svg:viewBox="0 0 4001 2239">
          <text:p/>
        </draw:connector>
        <draw:connector draw:style-name="gr9" draw:text-style-name="P1" draw:layer="layout" draw:type="line" svg:x1="40.413cm" svg:y1="31.606cm" svg:x2="37.513cm" svg:y2="33.742cm" draw:start-shape="id14" draw:start-glue-point="6" draw:end-shape="id15" draw:end-glue-point="4" svg:d="M40413 31606l-2900 2136" svg:viewBox="0 0 2901 2137">
          <text:p/>
        </draw:connector>
        <draw:connector draw:style-name="gr9" draw:text-style-name="P1" draw:layer="layout" draw:type="line" svg:x1="40.413cm" svg:y1="31.606cm" svg:x2="43.413cm" svg:y2="33.743cm" draw:start-shape="id14" draw:start-glue-point="6" draw:end-shape="id16" draw:end-glue-point="4" svg:d="M40413 31606l3000 2137" svg:viewBox="0 0 3001 2138">
          <text:p/>
        </draw:connector>
        <draw:connector draw:style-name="gr9" draw:text-style-name="P1" draw:layer="layout" draw:type="line" svg:x1="44.013cm" svg:y1="25.205cm" svg:x2="40.413cm" svg:y2="27.442cm" draw:start-shape="id6" draw:start-glue-point="6" draw:end-shape="id14" draw:end-glue-point="4" svg:d="M44013 25205l-3600 2237" svg:viewBox="0 0 3601 2238">
          <text:p/>
        </draw:connector>
        <draw:connector draw:style-name="gr9" draw:text-style-name="P1" draw:layer="layout" draw:type="line" svg:x1="44.013cm" svg:y1="25.205cm" svg:x2="48.013cm" svg:y2="27.443cm" draw:start-shape="id6" draw:start-glue-point="6" draw:end-shape="id17" draw:end-glue-point="4" svg:d="M44013 25205l4000 2238" svg:viewBox="0 0 4001 2239">
          <text:p/>
        </draw:connector>
        <draw:connector draw:style-name="gr9" draw:text-style-name="P1" draw:layer="layout" draw:type="line" svg:x1="58.813cm" svg:y1="25.206cm" svg:x2="55.413cm" svg:y2="27.443cm" draw:start-shape="id7" draw:start-glue-point="6" draw:end-shape="id18" draw:end-glue-point="4" svg:d="M58813 25206l-3400 2237" svg:viewBox="0 0 3401 2238">
          <text:p/>
        </draw:connector>
        <draw:connector draw:style-name="gr9" draw:text-style-name="P1" draw:layer="layout" draw:type="line" svg:x1="58.813cm" svg:y1="25.206cm" svg:x2="63.013cm" svg:y2="27.444cm" draw:start-shape="id7" draw:start-glue-point="6" draw:end-shape="id19" draw:end-glue-point="4" svg:d="M58813 25206l4200 2238" svg:viewBox="0 0 4201 2239">
          <text:p/>
        </draw:connector>
        <draw:frame draw:style-name="gr10" draw:text-style-name="P6" draw:layer="layout" svg:width="1.807cm" svg:height="1.936cm" svg:x="36.395cm" svg:y="12.843cm">
          <draw:text-box>
            <text:p text:style-name="P6"><text:span text:style-name="T7">1</text:span></text:p>
          </draw:text-box>
        </draw:frame>
        <draw:frame draw:style-name="gr10" draw:text-style-name="P6" draw:layer="layout" svg:width="1.807cm" svg:height="1.936cm" svg:x="21.583cm" svg:y="18.933cm">
          <draw:text-box>
            <text:p text:style-name="P6"><text:span text:style-name="T7">2</text:span></text:p>
          </draw:text-box>
        </draw:frame>
        <draw:frame draw:style-name="gr10" draw:text-style-name="P6" draw:layer="layout" svg:width="1.807cm" svg:height="1.936cm" svg:x="51.076cm" svg:y="18.933cm">
          <draw:text-box>
            <text:p text:style-name="P6"><text:span text:style-name="T7">3</text:span></text:p>
          </draw:text-box>
        </draw:frame>
        <draw:frame draw:style-name="gr10" draw:text-style-name="P6" draw:layer="layout" svg:width="1.807cm" svg:height="1.936cm" svg:x="14.1cm" svg:y="25.398cm">
          <draw:text-box>
            <text:p text:style-name="P6"><text:span text:style-name="T7">4</text:span></text:p>
          </draw:text-box>
        </draw:frame>
        <draw:frame draw:style-name="gr10" draw:text-style-name="P6" draw:layer="layout" svg:width="1.807cm" svg:height="1.936cm" svg:x="28.879cm" svg:y="25.505cm">
          <draw:text-box>
            <text:p text:style-name="P6"><text:span text:style-name="T7">5</text:span></text:p>
          </draw:text-box>
        </draw:frame>
        <draw:frame draw:style-name="gr10" draw:text-style-name="P6" draw:layer="layout" svg:width="1.807cm" svg:height="1.936cm" svg:x="43.464cm" svg:y="25.44cm">
          <draw:text-box>
            <text:p text:style-name="P6"><text:span text:style-name="T7">6</text:span></text:p>
          </draw:text-box>
        </draw:frame>
        <draw:frame draw:style-name="gr10" draw:text-style-name="P6" draw:layer="layout" svg:width="1.807cm" svg:height="1.936cm" svg:x="58.308cm" svg:y="25.376cm">
          <draw:text-box>
            <text:p text:style-name="P6"><text:span text:style-name="T7">7</text:span></text:p>
          </draw:text-box>
        </draw:frame>
        <draw:frame draw:style-name="gr10" draw:text-style-name="P6" draw:layer="layout" svg:width="1.807cm" svg:height="1.936cm" svg:x="10.401cm" svg:y="31.798cm">
          <draw:text-box>
            <text:p text:style-name="P6"><text:span text:style-name="T7">8</text:span></text:p>
          </draw:text-box>
        </draw:frame>
        <draw:frame draw:style-name="gr10" draw:text-style-name="P6" draw:layer="layout" svg:width="1.807cm" svg:height="1.936cm" svg:x="18.102cm" svg:y="31.798cm">
          <draw:text-box>
            <text:p text:style-name="P6"><text:span text:style-name="T7">9</text:span></text:p>
          </draw:text-box>
        </draw:frame>
        <draw:frame draw:style-name="gr10" draw:text-style-name="P6" draw:layer="layout" svg:width="2.193cm" svg:height="1.936cm" svg:x="25.103cm" svg:y="31.798cm">
          <draw:text-box>
            <text:p text:style-name="P6"><text:span text:style-name="T7">10</text:span></text:p>
          </draw:text-box>
        </draw:frame>
        <draw:frame draw:style-name="gr10" draw:text-style-name="P6" draw:layer="layout" svg:width="2.193cm" svg:height="1.936cm" svg:x="32.833cm" svg:y="31.798cm">
          <draw:text-box>
            <text:p text:style-name="P6"><text:span text:style-name="T7">11</text:span></text:p>
          </draw:text-box>
        </draw:frame>
        <draw:frame draw:style-name="gr10" draw:text-style-name="P6" draw:layer="layout" svg:width="2.193cm" svg:height="1.936cm" svg:x="39.434cm" svg:y="31.798cm">
          <draw:text-box>
            <text:p text:style-name="P6"><text:span text:style-name="T7">12</text:span></text:p>
          </draw:text-box>
        </draw:frame>
        <draw:frame draw:style-name="gr10" draw:text-style-name="P6" draw:layer="layout" svg:width="2.193cm" svg:height="1.936cm" svg:x="47.335cm" svg:y="31.798cm">
          <draw:text-box>
            <text:p text:style-name="P6"><text:span text:style-name="T7">13</text:span></text:p>
          </draw:text-box>
        </draw:frame>
        <draw:frame draw:style-name="gr10" draw:text-style-name="P6" draw:layer="layout" svg:width="2.193cm" svg:height="1.936cm" svg:x="54.736cm" svg:y="31.798cm">
          <draw:text-box>
            <text:p text:style-name="P6"><text:span text:style-name="T7">14</text:span></text:p>
          </draw:text-box>
        </draw:frame>
        <draw:frame draw:style-name="gr10" draw:text-style-name="P6" draw:layer="layout" svg:width="2.193cm" svg:height="1.936cm" svg:x="62.237cm" svg:y="31.798cm">
          <draw:text-box>
            <text:p text:style-name="P6"><text:span text:style-name="T7">15</text:span></text:p>
          </draw:text-box>
        </draw:frame>
        <draw:frame draw:style-name="gr10" draw:text-style-name="P6" draw:layer="layout" svg:width="2.27cm" svg:height="1.936cm" svg:x="7.602cm" svg:y="38.098cm">
          <draw:text-box>
            <text:p text:style-name="P6"><text:span text:style-name="T7">16</text:span></text:p>
          </draw:text-box>
        </draw:frame>
        <draw:frame draw:style-name="gr10" draw:text-style-name="P6" draw:layer="layout" svg:width="2.27cm" svg:height="1.936cm" svg:x="13.402cm" svg:y="38.098cm">
          <draw:text-box>
            <text:p text:style-name="P6"><text:span text:style-name="T7">17</text:span></text:p>
          </draw:text-box>
        </draw:frame>
        <draw:frame draw:style-name="gr10" draw:text-style-name="P6" draw:layer="layout" svg:width="2.27cm" svg:height="1.936cm" svg:x="36.802cm" svg:y="38.098cm">
          <draw:text-box>
            <text:p text:style-name="P6"><text:span text:style-name="T7">24</text:span></text:p>
          </draw:text-box>
        </draw:frame>
        <draw:frame draw:style-name="gr10" draw:text-style-name="P6" draw:layer="layout" svg:width="2.27cm" svg:height="1.936cm" svg:x="42.702cm" svg:y="38.098cm">
          <draw:text-box>
            <text:p text:style-name="P6"><text:span text:style-name="T7">25</text:span></text:p>
          </draw:text-box>
        </draw:frame>
        <draw:custom-shape draw:style-name="gr1" draw:text-style-name="P2" draw:layer="layout" svg:width="2.729cm" svg:height="2.67cm" svg:x="1.619cm" svg:y="43.9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6cm" svg:y="43.99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3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6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12.207cm" svg:y="43.994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4.854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01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9cm" svg:y="42.485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4cm" svg:y="42.485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1cm" svg:y="42.485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8cm" svg:y="42.485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5cm" svg:y="42.485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2cm" svg:y="42.485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6cm" svg:y="42.485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8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5cm" svg:y="43.994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5.442cm" svg:y="43.994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6cm" svg:y="42.485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3cm" svg:y="42.485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2cm" svg:y="42.485cm">
          <draw:text-box>
            <text:p><text:span text:style-name="T4">9</text:span></text:p>
          </draw:text-box>
        </draw:frame>
        <draw:custom-shape draw:style-name="gr12" draw:text-style-name="P2" draw:layer="layout" svg:width="2.729cm" svg:height="2.67cm" svg:x="28.118cm" svg:y="43.99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30.765cm" svg:y="43.9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2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9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6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3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4cm" svg:y="43.9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8cm" svg:y="42.486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7cm" svg:y="43.995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8cm" svg:y="42.487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8cm" svg:y="42.486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8cm" svg:y="42.487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8cm" svg:y="42.486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8cm" svg:y="42.487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8cm" svg:y="42.486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8cm" svg:y="42.487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7cm" svg:y="43.9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4cm" svg:y="43.9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1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8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5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2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9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7cm" svg:y="42.487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6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7cm" svg:y="42.488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7cm" svg:y="42.487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7cm" svg:y="42.488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7cm" svg:y="42.487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7cm" svg:y="42.488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7cm" svg:y="42.487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7cm" svg:y="42.488cm">
          <draw:text-box>
            <text:p><text:span text:style-name="T4">25</text:span></text:p>
          </draw:text-box>
        </draw:frame>
        <draw:custom-shape draw:style-name="gr1" draw:text-style-name="P2" draw:layer="layout" svg:width="2.729cm" svg:height="2.67cm" svg:x="1.618cm" svg:y="49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5cm" svg:y="49.3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2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59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12.206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4.853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8cm" svg:y="47.886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3cm" svg:y="47.886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cm" svg:y="47.886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7cm" svg:y="47.886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4cm" svg:y="47.886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1cm" svg:y="47.886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5cm" svg:y="47.886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7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4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5.441cm" svg:y="49.395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5cm" svg:y="47.886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2cm" svg:y="47.886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199cm" svg:y="47.886cm">
          <draw:text-box>
            <text:p><text:span text:style-name="T4">9</text:span></text:p>
          </draw:text-box>
        </draw:frame>
        <draw:custom-shape draw:style-name="gr12" draw:text-style-name="P2" draw:layer="layout" svg:width="2.729cm" svg:height="2.67cm" svg:x="28.117cm" svg:y="49.396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30.764cm" svg:y="49.3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1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8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5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2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3.999cm" svg:y="49.396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7cm" svg:y="47.887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6cm" svg:y="49.39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7cm" svg:y="47.888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7cm" svg:y="47.887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7cm" svg:y="47.888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7cm" svg:y="47.887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7cm" svg:y="47.888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7cm" svg:y="47.887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7cm" svg:y="47.888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6cm" svg:y="49.39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3cm" svg:y="49.39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7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4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8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6cm" svg:y="47.888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5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6cm" svg:y="47.889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6cm" svg:y="47.888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6cm" svg:y="47.889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6cm" svg:y="47.888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6cm" svg:y="47.889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6cm" svg:y="47.888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6cm" svg:y="47.889cm">
          <draw:text-box>
            <text:p><text:span text:style-name="T4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2.39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3:19:31.653853697</dc:date>
    <dc:creator>elucterio </dc:creator>
    <meta:editing-duration>PT3H57M54S</meta:editing-duration>
    <meta:editing-cycles>39</meta:editing-cycles>
    <meta:generator>LibreOffice/4.2.8.2$Linux_X86_64 LibreOffice_project/420m0$Build-2</meta:generator>
    <meta:document-statistic meta:object-count="218"/>
  </office:meta>
</office:document-meta>
</file>